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6640a" officeooo:paragraph-rsid="0016640a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16640a" officeooo:paragraph-rsid="0016640a"/>
    </style:style>
    <style:style style:name="P4" style:family="paragraph" style:parent-style-name="Standard">
      <style:text-properties officeooo:rsid="00177fcb" officeooo:paragraph-rsid="00177fcb"/>
    </style:style>
    <style:style style:name="P5" style:family="paragraph" style:parent-style-name="Standard">
      <style:text-properties officeooo:rsid="001ddf68" officeooo:paragraph-rsid="001ddf68"/>
    </style:style>
    <style:style style:name="P6" style:family="paragraph" style:parent-style-name="Standard">
      <style:text-properties officeooo:rsid="0020b8ef" officeooo:paragraph-rsid="0020b8ef"/>
    </style:style>
    <style:style style:name="P7" style:family="paragraph" style:parent-style-name="Standard">
      <style:text-properties officeooo:rsid="00222f12" officeooo:paragraph-rsid="00222f12"/>
    </style:style>
    <style:style style:name="P8" style:family="paragraph" style:parent-style-name="Standard">
      <style:text-properties officeooo:rsid="0023ca95" officeooo:paragraph-rsid="0023ca95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>
      <style:text-properties officeooo:rsid="0016640a" officeooo:paragraph-rsid="0016640a"/>
    </style:style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>
      <style:text-properties officeooo:rsid="00177fcb" officeooo:paragraph-rsid="00177fcb"/>
    </style:style>
    <style:style style:name="P30" style:family="paragraph" style:parent-style-name="Text_20_body">
      <style:text-properties officeooo:rsid="001ddf68" officeooo:paragraph-rsid="001ddf68"/>
    </style:style>
    <style:style style:name="P31" style:family="paragraph" style:parent-style-name="Text_20_body">
      <style:text-properties officeooo:rsid="0020b8ef" officeooo:paragraph-rsid="0020b8ef"/>
    </style:style>
    <style:style style:name="P32" style:family="paragraph" style:parent-style-name="Text_20_body">
      <style:text-properties officeooo:rsid="00222f12" officeooo:paragraph-rsid="00222f1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oting</text:p>
      <text:p text:style-name="P4"/>
      <text:p text:style-name="P29"><text:span text:style-name="Strong_20_Emphasis">Preserving Special Characters:</text:span></text:p>
      <text:list xml:id="list2836481242" text:style-name="L6">
        <text:list-item>
          <text:p text:style-name="P20"><text:span text:style-name="Strong_20_Emphasis">Without quoting:</text:span></text:p>
        </text:list-item>
      </text:list>
      <text:p text:style-name="P2"><text:span text:style-name="Source_20_Text">echo * <text:s/># This will try to expand all files in the current directory</text:span></text:p>
      <text:list xml:id="list50369286" text:style-name="L7">
        <text:list-item>
          <text:p text:style-name="P21"><text:span text:style-name="Strong_20_Emphasis">With single quotes:</text:span></text:p>
        </text:list-item>
      </text:list>
      <text:p text:style-name="P2"><text:span text:style-name="Source_20_Text">echo '*' <text:s/># This will print the literal asterisk character (*)</text:span></text:p>
      <text:p text:style-name="Text_20_body">Here, the single quotes prevent the shell from interpreting the asterisk as a wildcard character.</text:p>
      <text:p text:style-name="Text_20_body"><text:span text:style-name="Strong_20_Emphasis">2. Preventing Reserved Word Confusion:</text:span></text:p>
      <text:list xml:id="list4208240312" text:style-name="L8">
        <text:list-item>
          <text:p text:style-name="P22"><text:span text:style-name="Strong_20_Emphasis">Without quoting:</text:span></text:p>
        </text:list-item>
      </text:list>
      <text:p text:style-name="P2"><text:span text:style-name="Source_20_Text">if pwd; then echo "Success"; fi <text:s/># This works as expected</text:span></text:p>
      <text:list xml:id="list3853531310" text:style-name="L9">
        <text:list-item>
          <text:p text:style-name="P23"><text:span text:style-name="Strong_20_Emphasis">Without quoting (incorrect):</text:span></text:p>
        </text:list-item>
      </text:list>
      <text:p text:style-name="P2"><text:span text:style-name="Source_20_Text">if =; then echo "This will fail"; fi <text:s/># This will fail because '=' is a reserved word for assignment</text:span></text:p>
      <text:list xml:id="list1216011682" text:style-name="L10">
        <text:list-item>
          <text:p text:style-name="P24"><text:span text:style-name="Strong_20_Emphasis">With single quotes:</text:span></text:p>
        </text:list-item>
      </text:list>
      <text:p text:style-name="P2"><text:span text:style-name="Source_20_Text">if '='; then echo "This will print literally"; fi <text:s/># This will print "This will print literally"</text:span></text:p>
      <text:p text:style-name="Text_20_body">In the second example, the single quotes prevent the shell from treating <text:span text:style-name="Source_20_Text">=</text:span> as an assignment operator.</text:p>
      <text:p text:style-name="Text_20_body"><text:span text:style-name="Strong_20_Emphasis">3. Controlling Expansions within Double Quotes:</text:span></text:p>
      <text:list xml:id="list2009435315" text:style-name="L11">
        <text:list-item>
          <text:p text:style-name="P25"><text:span text:style-name="Strong_20_Emphasis">Double quotes allow variable expansion:</text:span></text:p>
        </text:list-item>
      </text:list>
      <text:p text:style-name="Preformatted_20_Text"><text:span text:style-name="Source_20_Text">name="Alice"</text:span></text:p>
      <text:p text:style-name="P2"><text:span text:style-name="Source_20_Text">echo "Hello, $name" <text:s/># This will print "Hello, Alice"</text:span></text:p>
      <text:list xml:id="list1556085747" text:style-name="L12">
        <text:list-item>
          <text:p text:style-name="P26"><text:span text:style-name="Strong_20_Emphasis">Double quotes with escaped dollar sign:</text:span></text:p>
        </text:list-item>
      </text:list>
      <text:p text:style-name="P2"><text:span text:style-name="Source_20_Text">echo "The variable is named \$name" <text:s/># This will print "The variable is named $name" (literal dollar sign)</text:span></text:p>
      <text:p text:style-name="Text_20_body">Here, the backslash (<text:span text:style-name="Source_20_Text">\</text:span>) escapes the dollar sign, preventing variable expansion within the double quotes.</text:p>
      <text:p text:style-name="Text_20_body"><text:span text:style-name="Strong_20_Emphasis">4. Here-Document (brief example):</text:span></text:p>
      <text:p text:style-name="Text_20_body">Here documents are a way to provide multi-line input within the shell. Quoting plays a role in controlling how variables and commands are handled within that multi-line text (refer to your shell's documentation for details on here-documents).</text:p>
      <text:p text:style-name="Preformatted_20_Text"><text:span text:style-name="Source_20_Text">cat &lt;&lt; END</text:span></text:p>
      <text:p text:style-name="Preformatted_20_Text"><text:span text:style-name="Source_20_Text">This is a message</text:span></text:p>
      <text:p text:style-name="Preformatted_20_Text"><text:span text:style-name="Source_20_Text">on multiple lines.</text:span></text:p>
      <text:p text:style-name="P2"><text:span text:style-name="Source_20_Text">END</text:span></text:p>
      <text:p text:style-name="Text_20_body"><text:soft-page-break/>The text between <text:span text:style-name="Source_20_Text">&lt;&lt; END</text:span> and <text:span text:style-name="Source_20_Text">END</text:span> (excluding the quotes) is treated as a single string, preserving newlines.</text:p>
      <text:p text:style-name="Text_20_body"><text:span text:style-name="Strong_20_Emphasis">5. Single Quotes vs. Double Quotes:</text:span></text:p>
      <text:list xml:id="list444892504" text:style-name="L13">
        <text:list-item>
          <text:p text:style-name="P28"><text:span text:style-name="Strong_20_Emphasis">Single quotes:</text:span> Everything inside single quotes is interpreted literally, no expansions or special meanings apply.</text:p>
        </text:list-item>
        <text:list-item>
          <text:p text:style-name="P27"><text:span text:style-name="Strong_20_Emphasis">Double quotes:</text:span> Most things are interpreted literally, but variable expansion and command substitution (explained elsewhere) still occur within double quotes.</text:p>
        </text:list-item>
      </text:list>
      <text:p text:style-name="P4"/>
      <text:p text:style-name="P3">Tokenization</text:p>
      <text:p text:style-name="P3"/>
      <text:p text:style-name="P19"><text:span text:style-name="Strong_20_Emphasis">Example 1: Simple Command</text:span></text:p>
      <text:p text:style-name="P2"><text:span text:style-name="Source_20_Text">ls -l /home/user</text:span></text:p>
      <text:p text:style-name="Text_20_body">Here's the tokenization:</text:p>
      <text:list xml:id="list2211267443" text:style-name="L1">
        <text:list-item>
          <text:p text:style-name="P10"><text:span text:style-name="Source_20_Text">ls</text:span>: Word token</text:p>
        </text:list-item>
        <text:list-item>
          <text:p text:style-name="P10"><text:span text:style-name="Source_20_Text">-l</text:span>: Word token (the hyphen is considered part of the option)</text:p>
        </text:list-item>
        <text:list-item>
          <text:p text:style-name="P9"><text:span text:style-name="Source_20_Text">/home/user</text:span>: Word token (the path is considered a single token)</text:p>
        </text:list-item>
      </text:list>
      <text:p text:style-name="Text_20_body"><text:span text:style-name="Strong_20_Emphasis">Example 2: Using Quotes</text:span></text:p>
      <text:p text:style-name="P2"><text:span text:style-name="Source_20_Text">echo "This is a sentence with a 'single quote'"</text:span></text:p>
      <text:p text:style-name="Text_20_body">Here's the tokenization:</text:p>
      <text:list xml:id="list770103392" text:style-name="L2">
        <text:list-item>
          <text:p text:style-name="P12"><text:span text:style-name="Source_20_Text">echo</text:span>: Word token</text:p>
        </text:list-item>
        <text:list-item>
          <text:p text:style-name="P11"><text:span text:style-name="Source_20_Text">"This is a sentence with a 'single quote'"</text:span>: Single-quoted string token (everything inside the quotes is treated as a single token, preserving the single quote)</text:p>
        </text:list-item>
      </text:list>
      <text:p text:style-name="Text_20_body"><text:span text:style-name="Strong_20_Emphasis">Example 3: Variable Expansion</text:span></text:p>
      <text:p text:style-name="Preformatted_20_Text"><text:span text:style-name="Source_20_Text">name="Bard"</text:span></text:p>
      <text:p text:style-name="P2"><text:span text:style-name="Source_20_Text">echo "Hello, $name"</text:span></text:p>
      <text:p text:style-name="Text_20_body">Here's the tokenization (important note: during tokenization, the variable expansion doesn't actually happen):</text:p>
      <text:list xml:id="list2197123700" text:style-name="L3">
        <text:list-item>
          <text:p text:style-name="P14"><text:span text:style-name="Source_20_Text">name</text:span>: Word token</text:p>
        </text:list-item>
        <text:list-item>
          <text:p text:style-name="P14"><text:span text:style-name="Source_20_Text">=</text:span>: Word token (assignment operator)</text:p>
        </text:list-item>
        <text:list-item>
          <text:p text:style-name="P14"><text:span text:style-name="Source_20_Text">"Bard"</text:span>: Double-quoted string token</text:p>
        </text:list-item>
        <text:list-item>
          <text:p text:style-name="P14"><text:span text:style-name="Source_20_Text">;</text:span>: Word token (end of the first command)</text:p>
        </text:list-item>
        <text:list-item>
          <text:p text:style-name="P14"><text:span text:style-name="Source_20_Text">echo</text:span>: Word token</text:p>
        </text:list-item>
        <text:list-item>
          <text:p text:style-name="P13"><text:span text:style-name="Source_20_Text">"Hello, $name"</text:span>: Double-quoted string token (including the variable reference $name)</text:p>
        </text:list-item>
      </text:list>
      <text:p text:style-name="Text_20_body"><text:span text:style-name="Strong_20_Emphasis">Example 4: Operator and Newline</text:span></text:p>
      <text:p text:style-name="P2"><text:span text:style-name="Source_20_Text">ls &amp;&amp; pwd</text:span></text:p>
      <text:p text:style-name="Text_20_body">Here's the tokenization:</text:p>
      <text:list xml:id="list115650756" text:style-name="L4">
        <text:list-item>
          <text:p text:style-name="P16"><text:span text:style-name="Source_20_Text">ls</text:span>: Word token</text:p>
        </text:list-item>
        <text:list-item>
          <text:p text:style-name="P16"><text:soft-page-break/><text:span text:style-name="Source_20_Text">&amp;&amp;</text:span>: Operator token</text:p>
        </text:list-item>
        <text:list-item>
          <text:p text:style-name="P15"><text:span text:style-name="Source_20_Text">pwd</text:span>: Word token</text:p>
        </text:list-item>
      </text:list>
      <text:p text:style-name="Text_20_body"><text:span text:style-name="Strong_20_Emphasis">Example 5: Comment</text:span></text:p>
      <text:p text:style-name="Preformatted_20_Text"><text:span text:style-name="Source_20_Text"># This is a comment</text:span></text:p>
      <text:p text:style-name="P2"><text:span text:style-name="Source_20_Text">ls -l</text:span></text:p>
      <text:p text:style-name="Text_20_body">Here's the tokenization:</text:p>
      <text:list xml:id="list3296491498" text:style-name="L5">
        <text:list-item>
          <text:p text:style-name="P18"><text:span text:style-name="Source_20_Text">#</text:span>: Comment token (everything after the hash is discarded)</text:p>
        </text:list-item>
        <text:list-item>
          <text:p text:style-name="P18"><text:span text:style-name="Source_20_Text">ls</text:span>: Word token</text:p>
        </text:list-item>
        <text:list-item>
          <text:p text:style-name="P17"><text:span text:style-name="Source_20_Text">-l</text:span>: Word token (the hyphen is considered part of the option)</text:p>
        </text:list-item>
      </text:list>
      <text:p text:style-name="P3"/>
      <text:h text:style-name="P1" text:outline-level="2">Examples of Alias Substitution</text:h>
      <text:p text:style-name="Text_20_body">Here are some examples to illustrate how alias substitution works in the shell:</text:p>
      <text:p text:style-name="Text_20_body"><text:span text:style-name="Strong_20_Emphasis">1. Simple Alias:</text:span></text:p>
      <text:p text:style-name="Preformatted_20_Text"><text:span text:style-name="Source_20_Text">alias ll='ls -l' # Define an alias 'll' for 'ls -l'</text:span></text:p>
      <text:p text:style-name="P2"><text:span text:style-name="Source_20_Text">ll /home <text:s/># This will be replaced with 'ls -l /home' and executed</text:span></text:p>
      <text:p text:style-name="Text_20_body">Here, <text:span text:style-name="Source_20_Text">ll</text:span> is an alias for <text:span text:style-name="Source_20_Text">ls -l</text:span>. When you type <text:span text:style-name="Source_20_Text">ll /home</text:span>, the shell substitutes it with the actual command and executes <text:span text:style-name="Source_20_Text">ls -l /home</text:span>.</text:p>
      <text:p text:style-name="Text_20_body"><text:span text:style-name="Strong_20_Emphasis">2. Chained Aliases:</text:span></text:p>
      <text:p text:style-name="Preformatted_20_Text"><text:span text:style-name="Source_20_Text">alias dir='ll -a' # Define an alias 'dir' for 'll -a' (list all files including hidden)</text:span></text:p>
      <text:p text:style-name="P2"><text:span text:style-name="Source_20_Text">dir . # This will be replaced with 'll -a .' and then 'ls -l -a .'</text:span></text:p>
      <text:p text:style-name="Text_20_body">In this example, <text:span text:style-name="Source_20_Text">dir</text:span> is an alias for <text:span text:style-name="Source_20_Text">ll -a</text:span>. Since <text:span text:style-name="Source_20_Text">ll</text:span> itself might be an alias (as in example 1), the shell checks for further substitution. It replaces <text:span text:style-name="Source_20_Text">ll</text:span> with <text:span text:style-name="Source_20_Text">ls -l</text:span>, resulting in the final execution of <text:span text:style-name="Source_20_Text">ls -l -a .</text:span>.</text:p>
      <text:p text:style-name="Text_20_body"><text:span text:style-name="Strong_20_Emphasis">3. Preventing Substitution with Quotes:</text:span></text:p>
      <text:p text:style-name="Preformatted_20_Text"><text:span text:style-name="Source_20_Text">alias ps='ps -ef' # Define an alias 'ps' for 'ps -ef'</text:span></text:p>
      <text:p text:style-name="P2"><text:span text:style-name="Source_20_Text">'ps' # This will print 'ps' literally (no substitution)</text:span></text:p>
      <text:p text:style-name="Text_20_body">Here, we want to print the literal string "ps" (without triggering the alias). By enclosing it in single quotes, we prevent the shell from performing alias substitution.</text:p>
      <text:p text:style-name="Text_20_body"><text:span text:style-name="Strong_20_Emphasis">4. Be Cautious with Chained Aliases:</text:span></text:p>
      <text:p text:style-name="Preformatted_20_Text"><text:span text:style-name="Source_20_Text">alias ll='ls -l'</text:span></text:p>
      <text:p text:style-name="Preformatted_20_Text"><text:span text:style-name="Source_20_Text">alias l='ll' <text:s/># This might cause an infinite loop!</text:span></text:p>
      <text:p text:style-name="P2"><text:span text:style-name="Source_20_Text">l <text:s/># This could keep substituting 'l' with 'll' and vice versa</text:span></text:p>
      <text:p text:style-name="Text_20_body">This example demonstrates potential problems with chained aliases. Defining <text:span text:style-name="Source_20_Text">l</text:span> as an alias for <text:span text:style-name="Source_20_Text">ll</text:span> (which might already be an alias for <text:span text:style-name="Source_20_Text">ls -l</text:span>) can lead to an infinite loop where the shell keeps substituting one for the other. Be mindful of circular dependencies in chained aliases.</text:p>
      <text:p text:style-name="P3"/>
      <text:p text:style-name="P5"><text:soft-page-break/>Reserved word</text:p>
      <text:p text:style-name="P5"/>
      <text:p text:style-name="P30"><text:span text:style-name="Strong_20_Emphasis">. Valid Usage of Reserved Words:</text:span></text:p>
      <text:p text:style-name="Preformatted_20_Text"><text:span text:style-name="Source_20_Text">if [ -f filename ]; then <text:s/># Conditional statement using reserved words 'if' and '[' (test)</text:span></text:p>
      <text:p text:style-name="Preformatted_20_Text"><text:span text:style-name="Source_20_Text"><text:s text:c="2"/>echo "File exists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for i in 1 2 3; do <text:s/># Loop using reserved words 'for', 'in', and 'do'</text:span></text:p>
      <text:p text:style-name="Preformatted_20_Text"><text:span text:style-name="Source_20_Text"><text:s text:c="2"/>echo "Number: $i"</text:span></text:p>
      <text:p text:style-name="Preformatted_20_Text"><text:span text:style-name="Source_20_Text">done</text:span></text:p>
      <text:p text:style-name="Preformatted_20_Text"/>
      <text:p text:style-name="Preformatted_20_Text"><text:span text:style-name="Source_20_Text">while true; do <text:s/># Loop using reserved words 'while' and 'do'</text:span></text:p>
      <text:p text:style-name="Preformatted_20_Text"><text:span text:style-name="Source_20_Text"><text:s text:c="2"/># Do something repeatedly</text:span></text:p>
      <text:p text:style-name="Preformatted_20_Text"><text:span text:style-name="Source_20_Text"><text:s text:c="2"/>break</text:span></text:p>
      <text:p text:style-name="P2"><text:span text:style-name="Source_20_Text">done</text:span></text:p>
      <text:p text:style-name="Text_20_body">In these examples, the reserved words (<text:span text:style-name="Source_20_Text">if</text:span>, <text:span text:style-name="Source_20_Text">for</text:span>, <text:span text:style-name="Source_20_Text">while</text:span>, <text:span text:style-name="Source_20_Text">in</text:span>, <text:span text:style-name="Source_20_Text">do</text:span>, <text:span text:style-name="Source_20_Text">fi</text:span>, <text:span text:style-name="Source_20_Text">done</text:span>) are used in their intended contexts, allowing the shell to interpret the commands correctly.</text:p>
      <text:p text:style-name="Text_20_body"><text:span text:style-name="Strong_20_Emphasis">2. Error Caused by Misusing a Reserved Word:</text:span></text:p>
      <text:p text:style-name="Preformatted_20_Text"><text:span text:style-name="Source_20_Text">filename=if <text:s/># Assigning 'if' (reserved word) to a variable</text:span></text:p>
      <text:p text:style-name="P2"><text:span text:style-name="Source_20_Text">echo $filename <text:s/># This will likely result in an error because 'if' cannot be used as a variable name</text:span></text:p>
      <text:p text:style-name="Text_20_body">Here, attempting to assign the reserved word <text:span text:style-name="Source_20_Text">if</text:span> to a variable leads to an error. Reserved words cannot be used as variable names because they have predefined meanings for the shell.</text:p>
      <text:p text:style-name="Text_20_body"><text:span text:style-name="Strong_20_Emphasis">3. Unpredictable Behavior with Implementation-Specific Reserved Words:</text:span></text:p>
      <text:p text:style-name="Preformatted_20_Text"><text:span text:style-name="Source_20_Text"># Assuming '[[ ]]' is a reserved word on your system (check your shell's documentation)</text:span></text:p>
      <text:p text:style-name="Preformatted_20_Text"><text:span text:style-name="Source_20_Text">number=10</text:span></text:p>
      <text:p text:style-name="P2"><text:span text:style-name="Source_20_Text">[[ $number -gt 5 ]] <text:s/># This might not work as expected because '[[ ]]' is implementation-dependent</text:span></text:p>
      <text:p text:style-name="Text_20_body">If <text:span text:style-name="Source_20_Text">[[ ]]</text:span> is a reserved word on your specific shell, using it unquoted within a command might lead to unexpected results due to its reserved nature. It's always best to consult your shell's documentation for a definitive list of reserved words.</text:p>
      <text:p text:style-name="Text_20_body"><text:span text:style-name="Strong_20_Emphasis">4. Using Quotes to Temporarily Disable Reserved Word Interpretation:</text:span></text:p>
      <text:p text:style-name="Preformatted_20_Text"><text:span text:style-name="Source_20_Text">variable_name="if this works" <text:s/># Quotes allow assigning 'if' to a variable (interpreted literally)</text:span></text:p>
      <text:p text:style-name="P2"><text:span text:style-name="Source_20_Text">echo $variable_name <text:s/># This will print "if this works"</text:span></text:p>
      <text:p text:style-name="Text_20_body">In this case, single quotes are used to prevent the shell from interpreting "if" as a reserved word. However, be cautious with quoting as it might affect other aspects of the command depending on the context.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Parameter and variable</text:p>
      <text:p text:style-name="P6"/>
      <text:p text:style-name="P31"><text:span text:style-name="Strong_20_Emphasis">1. Variables:</text:span></text:p>
      <text:p text:style-name="Preformatted_20_Text"><text:span text:style-name="Source_20_Text">name="Alice" <text:s/># Assigning a value ("Alice") to the variable "name"</text:span></text:p>
      <text:p text:style-name="Preformatted_20_Text"><text:span text:style-name="Source_20_Text">echo "Hello, $name" <text:s/># Using the variable "name" within a command (expands to "Hello, Alice")</text:span></text:p>
      <text:p text:style-name="Preformatted_20_Text"><text:span text:style-name="Source_20_Text">age=25 <text:s/># Assigning a numeric value to the variable "age"</text:span></text:p>
      <text:p text:style-name="Preformatted_20_Text"><text:span text:style-name="Source_20_Text">echo "You are $age years old." <text:s/># Using the variable "age" in another command</text:span></text:p>
      <text:p text:style-name="Preformatted_20_Text"/>
      <text:p text:style-name="Preformatted_20_Text"><text:span text:style-name="Source_20_Text"># Unsetting a variable</text:span></text:p>
      <text:p text:style-name="Preformatted_20_Text"><text:span text:style-name="Source_20_Text">unset age</text:span></text:p>
      <text:p text:style-name="P2"><text:span text:style-name="Source_20_Text">echo "The variable 'age' is now: $age" <text:s/># This will print an empty string (variable unset)</text:span></text:p>
      <text:p text:style-name="Text_20_body"><text:span text:style-name="Strong_20_Emphasis">2. Positional Parameters:</text:span></text:p>
      <text:p text:style-name="Preformatted_20_Text"><text:span text:style-name="Source_20_Text"># Script called greet.sh that takes two arguments (name and greeting)</text:span></text:p>
      <text:p text:style-name="Preformatted_20_Text"><text:span text:style-name="Source_20_Text">echo "Hello, $1! $2 is a nice greeting." <text:s/># $1 refers to the first argument, $2 refers to the second</text:span></text:p>
      <text:p text:style-name="Preformatted_20_Text"/>
      <text:p text:style-name="Preformatted_20_Text"><text:span text:style-name="Source_20_Text"># Running the script with arguments</text:span></text:p>
      <text:p text:style-name="Preformatted_20_Text"><text:span text:style-name="Source_20_Text">sh greet.sh Bob "How are you?" <text:s/># This will print "Hello, Bob! How are you? is a nice greeting."</text:span></text:p>
      <text:p text:style-name="Preformatted_20_Text"/>
      <text:p text:style-name="Preformatted_20_Text"><text:span text:style-name="Source_20_Text"># Accessing multiple positional parameters</text:span></text:p>
      <text:p text:style-name="P2"><text:span text:style-name="Source_20_Text">echo "All arguments: $@" <text:s/># $@ expands to all arguments passed to the script (space separated)</text:span></text:p>
      <text:p text:style-name="Text_20_body"><text:span text:style-name="Strong_20_Emphasis">3. Special Parameters:</text:span></text:p>
      <text:p text:style-name="Preformatted_20_Text"><text:span text:style-name="Source_20_Text"># Checking the number of arguments passed to the script</text:span></text:p>
      <text:p text:style-name="Preformatted_20_Text"><text:span text:style-name="Source_20_Text">echo "Number of arguments: $#" <text:s/># $# expands to the number of arguments (excluding the script name)</text:span></text:p>
      <text:p text:style-name="Preformatted_20_Text"/>
      <text:p text:style-name="Preformatted_20_Text"><text:span text:style-name="Source_20_Text"># Checking the exit status of the previous command</text:span></text:p>
      <text:p text:style-name="Preformatted_20_Text"><text:span text:style-name="Source_20_Text">exit_code=$? <text:s/># $? stores the exit status (0 for success, non-zero for failure)</text:span></text:p>
      <text:p text:style-name="Preformatted_20_Text"><text:span text:style-name="Source_20_Text">if [ $exit_code -eq 0 ]; then</text:span></text:p>
      <text:p text:style-name="Preformatted_20_Text"><text:span text:style-name="Source_20_Text"><text:s text:c="2"/>echo "Previous command succeeded.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# Finding the process ID of the current shell</text:span></text:p>
      <text:p text:style-name="P2"><text:span text:style-name="Source_20_Text">echo "Current shell PID: $$" <text:s/># $$ expands to the process ID of the running shell</text:span></text:p>
      <text:p text:style-name="P6"/>
      <text:p text:style-name="P7">word expansions</text:p>
      <text:p text:style-name="P7"/>
      <text:p text:style-name="P32"><text:span text:style-name="Strong_20_Emphasis">1. Tilde Expansion:</text:span></text:p>
      <text:p text:style-name="Preformatted_20_Text"><text:span text:style-name="Source_20_Text"># "~/documents" expands to the user's home directory path followed by "documents"</text:span></text:p>
      <text:p text:style-name="P2"><text:span text:style-name="Source_20_Text">echo "Your documents are in: ~/documents" <text:s/># This will print the path to the user's documents folder</text:span></text:p>
      <text:p text:style-name="Text_20_body"><text:span text:style-name="Strong_20_Emphasis">2. Parameter Expansion:</text:span></text:p>
      <text:p text:style-name="Preformatted_20_Text"><text:span text:style-name="Source_20_Text">name="Alice" <text:s/># Assigning a value to the variable "name"</text:span></text:p>
      <text:p text:style-name="P2"><text:span text:style-name="Source_20_Text">echo "Hello, $name" <text:s/># "$name" expands to "Alice"</text:span></text:p>
      <text:p text:style-name="Text_20_body"><text:span text:style-name="Strong_20_Emphasis">3. Command Substitution:</text:span></text:p>
      <text:p text:style-name="Preformatted_20_Text"><text:soft-page-break/><text:span text:style-name="Source_20_Text"># Get the current date using the `date` command</text:span></text:p>
      <text:p text:style-name="Preformatted_20_Text"><text:span text:style-name="Source_20_Text">today=$(date +%Y-%m-%d) <text:s/># Backticks capture the output of `date` and store it in "today"</text:span></text:p>
      <text:p text:style-name="P2"><text:span text:style-name="Source_20_Text">echo "Today's date is: $today" <text:s/># "$today" now holds the formatted date</text:span></text:p>
      <text:p text:style-name="Text_20_body"><text:span text:style-name="Strong_20_Emphasis">4. Arithmetic Expansion:</text:span></text:p>
      <text:p text:style-name="Preformatted_20_Text"><text:span text:style-name="Source_20_Text"># Calculate the sum of two numbers</text:span></text:p>
      <text:p text:style-name="Preformatted_20_Text"><text:span text:style-name="Source_20_Text">sum=$(( 5 + 10 )) <text:s/># Performs the calculation and stores the result in "sum"</text:span></text:p>
      <text:p text:style-name="P2"><text:span text:style-name="Source_20_Text">echo "The sum is: $sum" <text:s/># "$sum" expands to the value (15)</text:span></text:p>
      <text:p text:style-name="Text_20_body"><text:span text:style-name="Strong_20_Emphasis">5. Field Splitting (with IFS):</text:span></text:p>
      <text:p text:style-name="Preformatted_20_Text"><text:span text:style-name="Source_20_Text"># Assuming IFS is set to a space (default)</text:span></text:p>
      <text:p text:style-name="Preformatted_20_Text"><text:span text:style-name="Source_20_Text">files="file1.txt file2.txt file3.txt"</text:span></text:p>
      <text:p text:style-name="Preformatted_20_Text"><text:span text:style-name="Source_20_Text">for file in $files; do <text:s/># Loop iterates over each file separated by space</text:span></text:p>
      <text:p text:style-name="Preformatted_20_Text"><text:span text:style-name="Source_20_Text"><text:s text:c="2"/>echo "Processing: $file"</text:span></text:p>
      <text:p text:style-name="P2"><text:span text:style-name="Source_20_Text">done</text:span></text:p>
      <text:p text:style-name="Text_20_body"><text:span text:style-name="Strong_20_Emphasis">6. Pathname Expansion:</text:span></text:p>
      <text:p text:style-name="Preformatted_20_Text"><text:span text:style-name="Source_20_Text"># Find all files ending with ".txt" in the current directory</text:span></text:p>
      <text:p text:style-name="P2"><text:span text:style-name="Source_20_Text">ls *.txt <text:s/># "*" expands to all files with the ".txt" extension</text:span></text:p>
      <text:p text:style-name="Text_20_body"><text:span text:style-name="Strong_20_Emphasis">7. Quote Removal:</text:span></text:p>
      <text:p text:style-name="Preformatted_20_Text"><text:span text:style-name="Source_20_Text"># Print the literal string "$name"</text:span></text:p>
      <text:p text:style-name="P2"><text:span text:style-name="Source_20_Text">echo '$name' <text:s/># Single quotes prevent expansion of "$name"</text:span></text:p>
      <text:p text:style-name="Text_20_body"><text:span text:style-name="Strong_20_Emphasis">8. Empty Fields:</text:span></text:p>
      <text:p text:style-name="Preformatted_20_Text"><text:span text:style-name="Source_20_Text"># No command after the semicolon (;) results in an empty field</text:span></text:p>
      <text:p text:style-name="P2"><text:span text:style-name="Source_20_Text">echo "Hello"; <text:s/># The empty field after the semicolon is removed</text:span></text:p>
      <text:p text:style-name="P8">Redirection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9:35:28.554091796</meta:creation-date>
    <meta:generator>LibreOffice/7.3.7.2$Linux_X86_64 LibreOffice_project/30$Build-2</meta:generator>
    <dc:date>2024-07-23T10:56:56.332965678</dc:date>
    <meta:editing-duration>PT1H21M22S</meta:editing-duration>
    <meta:editing-cycles>9</meta:editing-cycles>
    <meta:document-statistic meta:table-count="0" meta:image-count="0" meta:object-count="0" meta:page-count="6" meta:paragraph-count="169" meta:word-count="1579" meta:character-count="9236" meta:non-whitespace-character-count="7800"/>
  </office:meta>
</office:document-meta>
</file>